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svg:stroke-color="#800000" draw:fill="solid" draw:fill-color="#ffffff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'Courier New'" style:font-family-generic="modern" style:font-pitch="fixed" fo:font-size="22pt"/>
    </style:style>
    <style:style style:name="P5" style:family="paragraph">
      <style:text-properties fo:font-family="Arial" style:font-family-generic="swiss" style:font-pitch="variable" fo:font-size="22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family="'Courier New'" style:font-family-generic="modern" style:font-pitch="fixed"/>
    </style:style>
    <style:style style:name="P15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16" style:family="paragraph">
      <style:text-properties fo:font-family="'Courier New'" style:font-family-generic="modern" style:font-pitch="fixed"/>
    </style:style>
    <style:style style:name="P17" style:family="paragraph">
      <style:paragraph-properties fo:margin-left="0cm" fo:margin-right="0cm" fo:text-align="center" fo:text-indent="0cm"/>
      <style:text-properties fo:font-family="'Courier New'" style:font-family-generic="modern" style:font-pitch="fixed"/>
    </style:style>
    <style:style style:name="P18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19" style:family="paragraph">
      <style:text-properties fo:font-family="Arial" style:font-family-generic="swiss" style:font-pitch="variable"/>
    </style:style>
    <style:style style:name="T1" style:family="text">
      <style:text-properties fo:font-family="'Courier New'" style:font-family-generic="modern" style:font-pitch="fixed" fo:font-size="22pt"/>
    </style:style>
    <style:style style:name="T2" style:family="text">
      <style:text-properties fo:font-family="Arial" style:font-family-generic="swiss" style:font-pitch="variable" fo:font-size="22pt"/>
    </style:style>
    <style:style style:name="T3" style:family="text">
      <style:text-properties fo:font-style="italic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7" style:family="text">
      <style:text-properties fo:font-family="'Courier New'" style:font-family-generic="modern" style:font-pitch="fixed" fo:font-size="18pt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Garbage Collection</text:p>
          </draw:text-box>
        </draw:frame>
        <draw:frame presentation:style-name="pr2" draw:text-style-name="P1" draw:layer="layout" svg:width="25.199cm" svg:height="13.609cm" svg:x="1.3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Fall 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Peter C. Chap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++ is Manual</text:p>
          </draw:text-box>
        </draw:frame>
        <draw:frame draw:style-name="gr2" draw:text-style-name="P4" draw:layer="layout" svg:width="11.678cm" svg:height="8.511cm" svg:x="3.012cm" svg:y="4.189cm">
          <draw:text-box>
            <text:p text:style-name="P1"><text:span text:style-name="T1">void f( )</text:span></text:p>
            <text:p text:style-name="P1"><text:span text:style-name="T1">{</text:span></text:p>
            <text:p text:style-name="P1"><text:span text:style-name="T1"><text:s text:c="2"/></text:span><text:span text:style-name="T1">// Allocate an object.</text:span></text:p>
            <text:p text:style-name="P1"><text:span text:style-name="T1"><text:s text:c="2"/></text:span><text:span text:style-name="T1">char *p = new int;</text:span></text:p>
            <text:p text:style-name="P1"><text:span text:style-name="T1"/></text:p>
            <text:p text:style-name="P1"><text:span text:style-name="T1"><text:s text:c="2"/></text:span><text:span text:style-name="T1">// ...</text:span></text:p>
            <text:p text:style-name="P1"><text:span text:style-name="T1"/></text:p>
            <text:p text:style-name="P1"><text:span text:style-name="T1"><text:s text:c="2"/></text:span><text:span text:style-name="T1">// Release the memory.</text:span></text:p>
            <text:p text:style-name="P1"><text:span text:style-name="T1"><text:s text:c="2"/></text:span><text:span text:style-name="T1">delete p;</text:span></text:p>
            <text:p text:style-name="P1"><text:span text:style-name="T1">}</text:span></text:p>
          </draw:text-box>
        </draw:frame>
        <draw:frame draw:style-name="gr2" draw:text-style-name="P4" draw:layer="layout" svg:width="17.266cm" svg:height="5.207cm" svg:x="3.054cm" svg:y="13.843cm">
          <draw:text-box>
            <text:p text:style-name="P1"><text:span text:style-name="T1">int *g( )</text:span></text:p>
            <text:p text:style-name="P1"><text:span text:style-name="T1">{</text:span></text:p>
            <text:p text:style-name="P1"><text:span text:style-name="T1"><text:s text:c="2"/></text:span><text:span text:style-name="T1">char *p = new int;</text:span></text:p>
            <text:p text:style-name="P1"><text:span text:style-name="T1"/></text:p>
            <text:p text:style-name="P1"><text:span text:style-name="T1"><text:s text:c="2"/></text:span><text:span text:style-name="T1">return p; <text:s/>// Caller must release.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eterministic Destructors</text:p>
          </draw:text-box>
        </draw:frame>
        <draw:frame draw:style-name="gr2" draw:text-style-name="P4" draw:layer="layout" svg:width="20.06cm" svg:height="9.337cm" svg:x="4.07cm" svg:y="5.268cm">
          <draw:text-box>
            <text:p text:style-name="P1"><text:span text:style-name="T1">#include &lt;memory&gt;</text:span></text:p>
            <text:p text:style-name="P1"><text:span text:style-name="T1"/></text:p>
            <text:p text:style-name="P1"><text:span text:style-name="T1">void f()</text:span></text:p>
            <text:p text:style-name="P1"><text:span text:style-name="T1">{</text:span></text:p>
            <text:p text:style-name="P1"><text:span text:style-name="T1"><text:s text:c="2"/></text:span><text:span text:style-name="T1">std::auto_ptr&lt; int &gt; p( new int );</text:span></text:p>
            <text:p text:style-name="P1"><text:span text:style-name="T1"/></text:p>
            <text:p text:style-name="P1"><text:span text:style-name="T1"><text:s text:c="2"/></text:span><text:span text:style-name="T1">// Use p like a pointer.</text:span></text:p>
            <text:p text:style-name="P1"><text:span text:style-name="T1"><text:s text:c="2"/></text:span><text:span text:style-name="T1">// Overloaded operators.</text:span></text:p>
            <text:p text:style-name="P1"><text:span text:style-name="T1"/></text:p>
            <text:p text:style-name="P1"><text:span text:style-name="T1"><text:s text:c="2"/></text:span><text:span text:style-name="T1">// Destructor of std::auto_ptr releases.</text:span></text:p>
            <text:p text:style-name="P1"><text:span text:style-name="T1">}</text:span></text:p>
          </draw:text-box>
        </draw:frame>
        <draw:frame draw:style-name="gr2" draw:text-style-name="P5" draw:layer="layout" svg:width="22.905cm" svg:height="1.115cm" svg:x="2.54cm" svg:y="17.074cm">
          <draw:text-box>
            <text:p text:style-name="P1"><text:span text:style-name="T2">std::string, std::vector, etc all release memory in their destructo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Java Uses Garbage Collection</text:p>
          </draw:text-box>
        </draw:frame>
        <draw:frame draw:style-name="gr2" draw:text-style-name="P4" draw:layer="layout" svg:width="21.457cm" svg:height="7.685cm" svg:x="2.54cm" svg:y="5.015cm">
          <draw:text-box>
            <text:p text:style-name="P1"><text:span text:style-name="T1">public void f()</text:span></text:p>
            <text:p text:style-name="P1"><text:span text:style-name="T1">{</text:span></text:p>
            <text:p text:style-name="P1"><text:span text:style-name="T1"><text:s text:c="4"/></text:span><text:span text:style-name="T1">String s = new String( );</text:span></text:p>
            <text:p text:style-name="P1"><text:span text:style-name="T1"/></text:p>
            <text:p text:style-name="P1"><text:span text:style-name="T1"><text:s text:c="4"/></text:span><text:span text:style-name="T1">// Use s.</text:span></text:p>
            <text:p text:style-name="P1"><text:span text:style-name="T1"/></text:p>
            <text:p text:style-name="P1"><text:span text:style-name="T1"><text:s text:c="4"/></text:span><text:span text:style-name="T1">// No need to explicitly release.</text:span></text:p>
            <text:p text:style-name="P1"><text:span text:style-name="T1"><text:s text:c="4"/></text:span><text:span text:style-name="T1">// Garbage collector will reclaim memory.</text:span></text:p>
            <text:p text:style-name="P1"><text:span text:style-name="T1">}</text:span></text:p>
          </draw:text-box>
        </draw:frame>
        <draw:frame draw:style-name="gr2" draw:text-style-name="P4" draw:layer="layout" svg:width="17.266cm" svg:height="5.207cm" svg:x="2.54cm" svg:y="13.97cm">
          <draw:text-box>
            <text:p text:style-name="P1"><text:span text:style-name="T1">public String g()</text:span></text:p>
            <text:p text:style-name="P1"><text:span text:style-name="T1">{</text:span></text:p>
            <text:p text:style-name="P1"><text:span text:style-name="T1"><text:s text:c="4"/></text:span><text:span text:style-name="T1">String s = new String( );</text:span></text:p>
            <text:p text:style-name="P1"><text:span text:style-name="T1"/></text:p>
            <text:p text:style-name="P1"><text:span text:style-name="T1"><text:s text:c="4"/></text:span><text:span text:style-name="T1">return s; <text:s/>// Caller can ignore.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GC Pro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Programmer does not have to track object lifetimes to properly deallocate those objects.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Much less error prone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Must be careful not to deallocate too early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ess code to write (or read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No danger of deallocating an object twi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Usually causes a program crash if you do it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Advanced GC algorithms are effici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GC Cons</text:p>
          </draw:text-box>
        </draw:frame>
        <draw:frame presentation:style-name="pr5" draw:text-style-name="P6" draw:layer="layout" svg:width="25.199cm" svg:height="14.916cm" svg:x="1.4cm" svg:y="4.914cm" presentation:class="outline" presentation:user-transformed="true">
          <draw:text-box>
            <text:list text:style-name="L2">
              <text:list-item>
                <text:p text:style-name="P6">GC non-deterministic. Program performance unpredictable.</text:p>
              </text:list-item>
            </text:list>
            <text:list text:style-name="L2">
              <text:list-item>
                <text:list>
                  <text:list-item>
                    <text:p text:style-name="P7">Bad for real-time applica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ad for interactive applica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UT... Modern GC systems have controls for this.</text:p>
                  </text:list-item>
                </text:list>
              </text:list-item>
            </text:list>
            <text:list text:style-name="L2">
              <text:list-item>
                <text:p text:style-name="P6">GC increases the size and complexity of the run time system.</text:p>
              </text:list-item>
            </text:list>
            <text:list text:style-name="L2">
              <text:list-item>
                <text:list>
                  <text:list-item>
                    <text:p text:style-name="P7">Bad for constrained environments.</text:p>
                  </text:list-item>
                </text:list>
              </text:list-item>
            </text:list>
            <text:list text:style-name="L2">
              <text:list-item>
                <text:p text:style-name="P6">GC Sometimes unnecessary or incomplete.</text:p>
              </text:list-item>
            </text:list>
            <text:list text:style-name="L2">
              <text:list-item>
                <text:list>
                  <text:list-item>
                    <text:p text:style-name="P7">Other resources also need manag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GC Extensively Studied</text:p>
          </draw:text-box>
        </draw:frame>
        <draw:frame presentation:style-name="pr5" draw:text-style-name="P6" draw:layer="layout" svg:width="25.199cm" svg:height="13.909cm" svg:x="1.4cm" svg:y="4.914cm" presentation:class="outline" presentation:user-transformed="true">
          <draw:text-box>
            <text:list text:style-name="L2">
              <text:list-item>
                <text:p text:style-name="P6">Old GC algorithms were slow and clunky.</text:p>
              </text:list-item>
            </text:list>
            <text:list text:style-name="L2">
              <text:list-item>
                <text:list>
                  <text:list-item>
                    <text:p text:style-name="P7">“Stop the World” algorithms pause the entire program during a collection cycle. Sometimes for several seconds at a time.</text:p>
                  </text:list-item>
                </text:list>
              </text:list-item>
            </text:list>
            <text:list text:style-name="L2">
              <text:list-item>
                <text:p text:style-name="P6">Modern GC algorithms are much better.</text:p>
              </text:list-item>
            </text:list>
            <text:list text:style-name="L2">
              <text:list-item>
                <text:list>
                  <text:list-item>
                    <text:p text:style-name="P7">Incremental collectors don't stop the worl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lay well with memory c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alance overall memory use with easy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n actually be <text:span text:style-name="T3">faster</text:span> than manual memory management in some cas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at about Ada?</text:p>
          </draw:text-box>
        </draw:frame>
        <draw:frame draw:style-name="gr2" draw:text-style-name="P4" draw:layer="layout" svg:width="20.991cm" svg:height="6.859cm" svg:x="3.721cm" svg:y="5.08cm">
          <draw:text-box>
            <text:p text:style-name="P1"><text:span text:style-name="T1">procedure F is</text:span></text:p>
            <text:p text:style-name="P1"><text:span text:style-name="T1"><text:s text:c="2"/></text:span><text:span text:style-name="T1">type Integer_Pointer is access Integer;</text:span></text:p>
            <text:p text:style-name="P1"><text:span text:style-name="T1"><text:s text:c="2"/></text:span><text:span text:style-name="T1">P : Integer_Pointer;</text:span></text:p>
            <text:p text:style-name="P1"><text:span text:style-name="T1">begin</text:span></text:p>
            <text:p text:style-name="P1"><text:span text:style-name="T1"><text:s text:c="2"/></text:span><text:span text:style-name="T1">P := new Integer;</text:span></text:p>
            <text:p text:style-name="P1"><text:span text:style-name="T1"/></text:p>
            <text:p text:style-name="P1"><text:span text:style-name="T1"><text:s text:c="2"/></text:span><text:span text:style-name="T1">-- Do we have to explicitly release or no?</text:span></text:p>
            <text:p text:style-name="P1"><text:span text:style-name="T1">end F;</text:span></text:p>
          </draw:text-box>
        </draw:frame>
        <draw:frame draw:style-name="gr2" draw:text-style-name="P5" draw:layer="layout" svg:width="13.071cm" svg:height="1.115cm" svg:x="7.033cm" svg:y="13.97cm">
          <draw:text-box>
            <text:p text:style-name="P1"><text:span text:style-name="T2">Garbage collection in Ada is </text:span><text:span text:style-name="T4">option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ptional?!?!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da promotes reliable programming.</text:p>
              </text:list-item>
            </text:list>
            <text:list text:style-name="L2">
              <text:list-item>
                <text:list>
                  <text:list-item>
                    <text:p text:style-name="P7">Memory leaks are a common bug in C/C++ where manual memory management is don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uggests that Ada should have garbage collectio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Ada targets low level systems programming.</text:p>
              </text:list-item>
            </text:list>
            <text:list text:style-name="L2">
              <text:list-item>
                <text:list>
                  <text:list-item>
                    <text:p text:style-name="P7">GC non-determinism is unacceptable in many real-time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C overhead unacceptable in many embedded applica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uggests that Ada should not have garbage collec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eallocation in Ada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Must use ugly <text:span text:style-name="T5">Unchecked_Deallocation</text:span> generic procedure.</text:p>
              </text:list-item>
            </text:list>
          </draw:text-box>
        </draw:frame>
        <draw:frame draw:style-name="gr2" draw:text-style-name="P9" draw:layer="layout" svg:width="24.124cm" svg:height="11.939cm" svg:x="2.54cm" svg:y="8.255cm">
          <draw:text-box>
            <text:p text:style-name="P1"><text:span text:style-name="T6">with</text:span><text:span text:style-name="T7"> Ada.Unchecked_Deallocation;</text:span></text:p>
            <text:p text:style-name="P1"><text:span text:style-name="T7">...</text:span></text:p>
            <text:p text:style-name="P1"><text:span text:style-name="T6">type</text:span><text:span text:style-name="T7"> Integer_Ptr </text:span><text:span text:style-name="T6">is</text:span><text:span text:style-name="T7"> </text:span><text:span text:style-name="T6">access</text:span><text:span text:style-name="T7"> Integer;</text:span></text:p>
            <text:p text:style-name="P1"><text:span text:style-name="T6">procedure</text:span><text:span text:style-name="T7"> Integer_Free </text:span><text:span text:style-name="T6">is</text:span></text:p>
            <text:p text:style-name="P1"><text:span text:style-name="T7"><text:s text:c="3"/></text:span><text:span text:style-name="T6">new</text:span><text:span text:style-name="T7"> Ada.Unchecked_Deallocation(Integer, Integer_Ptr);</text:span></text:p>
            <text:p text:style-name="P1"><text:span text:style-name="T7"/></text:p>
            <text:p text:style-name="P1"><text:span text:style-name="T7">P, Q : Integer_Ptr;</text:span></text:p>
            <text:p text:style-name="P1"><text:span text:style-name="T7">...</text:span></text:p>
            <text:p text:style-name="P1"><text:span text:style-name="T7"/></text:p>
            <text:p text:style-name="P1"><text:span text:style-name="T7">P := </text:span><text:span text:style-name="T6">new</text:span><text:span text:style-name="T7"> Integer'(10);</text:span></text:p>
            <text:p text:style-name="P1"><text:span text:style-name="T7">Q := P;</text:span></text:p>
            <text:p text:style-name="P1"><text:span text:style-name="T7">...</text:span></text:p>
            <text:p text:style-name="P1"><text:span text:style-name="T7">Integer_Free(P); <text:s/>-- Release memory pointed at by P</text:span></text:p>
            <text:p text:style-name="P1"><text:span text:style-name="T7"><text:s text:c="18"/></text:span><text:span text:style-name="T7">-- Set P to null.</text:span></text:p>
            <text:p text:style-name="P1"><text:span text:style-name="T7"/></text:p>
            <text:p text:style-name="P1"><text:span text:style-name="T7">P.all := 1; <text:s text:c="6"/>-- Constraint_Error exception (null pointer)</text:span></text:p>
            <text:p text:style-name="P1"><text:span text:style-name="T7">Q.all := 1; <text:s text:c="6"/>-- BOOM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is Unsafe!</text:p>
          </draw:text-box>
        </draw:frame>
        <draw:frame presentation:style-name="pr5" draw:text-style-name="P6" draw:layer="layout" svg:width="25.199cm" svg:height="14.75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Unchecked_Deallocation</text:span> means:</text:p>
              </text:list-item>
            </text:list>
            <text:list text:style-name="L2">
              <text:list-item>
                <text:list>
                  <text:list-item>
                    <text:p text:style-name="P7">You can potentially deallocate an object before you are done trying to use i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f you then try to use it again, the result is a crash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You can potentially fail to deallocate an object and thus leak memor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ssuming your Ada implementation does not do garbage collection (most don't)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o program safely...</text:p>
              </text:list-item>
            </text:list>
            <text:list text:style-name="L2">
              <text:list-item>
                <text:list>
                  <text:list-item>
                    <text:p text:style-name="P7">Never use <text:span text:style-name="T5">Unchecked_Deallo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Use GC or program so that it doesn't matt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text-style-name="P11" draw:layer="layout" svg:width="25.199cm" svg:height="3.256cm" svg:x="1.4cm" svg:y="0.962cm" presentation:class="title">
          <draw:text-box>
            <text:p text:style-name="P1"><text:span text:style-name="T5">Unchecked_*</text:span></text:p>
          </draw:text-box>
        </draw:frame>
        <draw:frame presentation:style-name="pr5" draw:text-style-name="P6" draw:layer="layout" svg:width="25.199cm" svg:height="15.37cm" svg:x="1.4cm" svg:y="4.914cm" presentation:class="outline" presentation:user-transformed="true">
          <draw:text-box>
            <text:list text:style-name="L2">
              <text:list-item>
                <text:p text:style-name="P6">Ada has several <text:span text:style-name="T5">Unchecked</text:span>... facilitie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Unchecked_Deallo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Unchecked_Con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Unchecked_Acces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8">Using any of them creates an unsafe program.</text:span></text:p>
              </text:list-item>
            </text:list>
            <text:list text:style-name="L2">
              <text:list-item>
                <text:p text:style-name="P6"><text:span text:style-name="T8">In code reviews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">Search for instances of </text:span><text:span text:style-name="T5">Unchecked_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Justify each instance carefully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8">Ada compromises between “perfect” safety and practical real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ther Language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When learning a new language take note if it uses GC or not.</text:p>
              </text:list-item>
            </text:list>
            <text:list text:style-name="L2">
              <text:list-item>
                <text:p text:style-name="P6">Most languages use GC.</text:p>
              </text:list-item>
            </text:list>
            <text:list text:style-name="L2">
              <text:list-item>
                <text:p text:style-name="P6">Those that do not</text:p>
              </text:list-item>
            </text:list>
            <text:list text:style-name="L2">
              <text:list-item>
                <text:list>
                  <text:list-item>
                    <text:p text:style-name="P7">Are intended for extreme performa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re intended for systems level programm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n what language would you write a garbage collector? Probably C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re ol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GC Algorithms</text:p>
          </draw:text-box>
        </draw:frame>
        <draw:frame presentation:style-name="pr5" draw:layer="layout" svg:width="25.199cm" svg:height="14.619cm" svg:x="1.4cm" svg:y="4.914cm" presentation:class="outline" presentation:user-transformed="true">
          <draw:text-box>
            <text:list text:style-name="L2">
              <text:list-item>
                <text:p text:style-name="P6">Many GC algorithms exist.</text:p>
              </text:list-item>
            </text:list>
            <text:list text:style-name="L2">
              <text:list-item>
                <text:p text:style-name="P6">Two important algorithms:</text:p>
              </text:list-item>
            </text:list>
            <text:list text:style-name="L2">
              <text:list-item>
                <text:list>
                  <text:list-item>
                    <text:p text:style-name="P7">Reference Coun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asy to implement, but not that effectiv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rk and Swee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More effective, but more complicated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xample of a “Stop the World” collector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Modern algorithms are highly sophisticated.</text:p>
              </text:list-item>
            </text:list>
            <text:list text:style-name="L2">
              <text:list-item>
                <text:list>
                  <text:list-item>
                    <text:p text:style-name="P7">Increment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read sa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ference Count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6">Every allocated object contains a reference count.</text:p>
              </text:list-item>
            </text:list>
          </draw:text-box>
        </draw:frame>
        <draw:rect draw:style-name="gr3" draw:text-style-name="P12" draw:layer="layout" svg:width="6.35cm" svg:height="3.81cm" svg:x="17.78cm" svg:y="10.795cm">
          <text:p text:style-name="P1"/>
        </draw:rect>
        <draw:line draw:style-name="gr3" draw:text-style-name="P12" draw:layer="layout" svg:x1="17.78cm" svg:y1="12.7cm" svg:x2="24.13cm" svg:y2="12.7cm">
          <text:p text:style-name="P1"/>
        </draw:line>
        <draw:rect draw:style-name="gr4" draw:text-style-name="P14" draw:layer="layout" svg:width="4.445cm" svg:height="1.905cm" svg:x="5.08cm" svg:y="9.525cm">
          <text:p text:style-name="P13"><text:span text:style-name="T9">P</text:span></text:p>
        </draw:rect>
        <draw:rect draw:style-name="gr4" draw:text-style-name="P14" draw:layer="layout" svg:width="4.445cm" svg:height="1.905cm" svg:x="5.08cm" svg:y="14.605cm">
          <text:p text:style-name="P13"><text:span text:style-name="T9">Q</text:span></text:p>
        </draw:rect>
        <draw:line draw:style-name="gr5" draw:text-style-name="P12" draw:layer="layout" svg:x1="9.525cm" svg:y1="10.16cm" svg:x2="17.78cm" svg:y2="12.065cm">
          <text:p text:style-name="P1"/>
        </draw:line>
        <draw:line draw:style-name="gr5" draw:text-style-name="P12" draw:layer="layout" svg:x1="9.525cm" svg:y1="15.875cm" svg:x2="17.78cm" svg:y2="13.335cm">
          <text:p text:style-name="P1"/>
        </draw:line>
        <draw:frame draw:style-name="gr2" draw:text-style-name="P16" draw:layer="layout" svg:width="5.455cm" svg:height="0.925cm" svg:x="18.04cm" svg:y="13.045cm">
          <draw:text-box>
            <text:p text:style-name="P15">ref count = 2</text:p>
          </draw:text-box>
        </draw:frame>
        <draw:frame draw:style-name="gr2" draw:text-style-name="P16" draw:layer="layout" svg:width="4.312cm" svg:height="0.925cm" svg:x="18.548cm" svg:y="11.43cm">
          <draw:text-box>
            <text:p text:style-name="P15">DATA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ference Counting Continue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6">Compiler manages reference counts automatically.</text:p>
              </text:list-item>
            </text:list>
          </draw:text-box>
        </draw:frame>
        <draw:frame draw:style-name="gr2" draw:text-style-name="P16" draw:layer="layout" svg:width="22.981cm" svg:height="8.339cm" svg:x="2.54cm" svg:y="8.255cm">
          <draw:text-box>
            <text:p text:style-name="P15">public void method( )</text:p>
            <text:p text:style-name="P15">{</text:p>
            <text:p text:style-name="P15"><text:s text:c="2"/>String p = new String( );</text:p>
            <text:p text:style-name="P15"/>
            <text:p text:style-name="P15"><text:s text:c="2"/>// Automatically increase reference count.</text:p>
            <text:p text:style-name="P15"><text:s text:c="2"/>String q = p;</text:p>
            <text:p text:style-name="P15"/>
            <text:p text:style-name="P15"><text:s text:c="2"/>return q;</text:p>
            <text:p text:style-name="P15"/>
            <text:p text:style-name="P15"><text:s text:c="2"/>// Decrement reference count through p.</text:p>
            <text:p text:style-name="P15"><text:s text:c="2"/>// If zero (it isn't in this case) deallocate the object.</text:p>
            <text:p text:style-name="P15"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ference Counting Proble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6">Circular data structures are not handled.</text:p>
              </text:list-item>
            </text:list>
          </draw:text-box>
        </draw:frame>
        <draw:rect draw:style-name="gr3" draw:text-style-name="P14" draw:layer="layout" svg:width="6.35cm" svg:height="3.81cm" svg:x="10.16cm" svg:y="7.62cm">
          <text:p text:style-name="P1"/>
        </draw:rect>
        <draw:rect draw:style-name="gr3" draw:text-style-name="P14" draw:layer="layout" svg:width="6.35cm" svg:height="3.81cm" svg:x="10.16cm" svg:y="15.875cm">
          <text:p text:style-name="P1"/>
        </draw:rect>
        <draw:rect draw:style-name="gr3" draw:text-style-name="P14" draw:layer="layout" svg:width="6.35cm" svg:height="3.81cm" svg:x="1.905cm" svg:y="11.43cm">
          <text:p text:style-name="P1"/>
        </draw:rect>
        <draw:rect draw:style-name="gr3" draw:text-style-name="P14" draw:layer="layout" svg:width="6.35cm" svg:height="3.81cm" svg:x="18.415cm" svg:y="11.43cm">
          <text:p text:style-name="P1"/>
        </draw:rect>
        <draw:line draw:style-name="gr3" draw:text-style-name="P14" draw:layer="layout" svg:x1="1.905cm" svg:y1="13.335cm" svg:x2="8.255cm" svg:y2="13.335cm">
          <text:p text:style-name="P1"/>
        </draw:line>
        <draw:line draw:style-name="gr3" draw:text-style-name="P14" draw:layer="layout" svg:x1="10.16cm" svg:y1="9.525cm" svg:x2="16.51cm" svg:y2="9.525cm">
          <text:p text:style-name="P1"/>
        </draw:line>
        <draw:line draw:style-name="gr3" draw:text-style-name="P14" draw:layer="layout" svg:x1="18.415cm" svg:y1="13.335cm" svg:x2="24.765cm" svg:y2="13.335cm">
          <text:p text:style-name="P1"/>
        </draw:line>
        <draw:line draw:style-name="gr3" draw:text-style-name="P14" draw:layer="layout" svg:x1="10.16cm" svg:y1="17.78cm" svg:x2="16.51cm" svg:y2="17.78cm">
          <text:p text:style-name="P1"/>
        </draw:line>
        <draw:line draw:style-name="gr5" draw:text-style-name="P14" draw:layer="layout" svg:x1="8.255cm" svg:y1="12.7cm" svg:x2="10.16cm" svg:y2="9.525cm">
          <text:p text:style-name="P1"/>
        </draw:line>
        <draw:line draw:style-name="gr5" draw:text-style-name="P14" draw:layer="layout" svg:x1="16.51cm" svg:y1="8.89cm" svg:x2="18.415cm" svg:y2="13.335cm">
          <text:p text:style-name="P1"/>
        </draw:line>
        <draw:line draw:style-name="gr5" draw:text-style-name="P14" draw:layer="layout" svg:x1="18.415cm" svg:y1="13.97cm" svg:x2="16.51cm" svg:y2="17.78cm">
          <text:p text:style-name="P1"/>
        </draw:line>
        <draw:line draw:style-name="gr5" draw:text-style-name="P14" draw:layer="layout" svg:x1="10.16cm" svg:y1="17.145cm" svg:x2="8.255cm" svg:y2="13.335cm">
          <text:p text:style-name="P1"/>
        </draw:line>
        <draw:frame draw:style-name="gr2" draw:text-style-name="P16" draw:layer="layout" svg:width="5.455cm" svg:height="0.925cm" svg:x="2.165cm" svg:y="13.97cm">
          <draw:text-box>
            <text:p text:style-name="P15">ref count = 1</text:p>
          </draw:text-box>
        </draw:frame>
        <draw:frame draw:style-name="gr2" draw:text-style-name="P16" draw:layer="layout" svg:width="5.455cm" svg:height="0.925cm" svg:x="10.42cm" svg:y="10.16cm">
          <draw:text-box>
            <text:p text:style-name="P15">ref count = 1</text:p>
          </draw:text-box>
        </draw:frame>
        <draw:frame draw:style-name="gr2" draw:text-style-name="P16" draw:layer="layout" svg:width="5.455cm" svg:height="0.925cm" svg:x="19.05cm" svg:y="13.97cm">
          <draw:text-box>
            <text:p text:style-name="P15">ref count = 1</text:p>
          </draw:text-box>
        </draw:frame>
        <draw:frame draw:style-name="gr2" draw:text-style-name="P16" draw:layer="layout" svg:width="5.455cm" svg:height="0.925cm" svg:x="10.42cm" svg:y="18.415cm">
          <draw:text-box>
            <text:p text:style-name="P15">ref count = 1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ark and Sweep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6">Starting with root references (on the active stack)...</text:p>
              </text:list-item>
            </text:list>
            <text:list text:style-name="L2">
              <text:list-item>
                <text:list>
                  <text:list-item>
                    <text:p text:style-name="P7">Mark each object pointed at by those references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d by all those objects recursively.</text:p>
                  </text:list-item>
                </text:list>
              </text:list-item>
            </text:list>
            <text:list text:style-name="L2">
              <text:list-item>
                <text:p text:style-name="P6">Unmarked objects can't be accessed; they are garb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draw:style-name="gr2" draw:text-style-name="P16" draw:layer="layout" svg:width="15.742cm" svg:height="4.295cm" svg:x="2.54cm" svg:y="4.445cm">
          <draw:text-box>
            <text:p text:style-name="P15">public void method( )</text:p>
            <text:p text:style-name="P15">{</text:p>
            <text:p text:style-name="P15"><text:s text:c="2"/>SomeBigClass bc = new SomeBigClass( );</text:p>
            <text:p text:style-name="P15"/>
            <text:p text:style-name="P15"><text:s text:c="2"/>...</text:p>
            <text:p text:style-name="P15">}</text:p>
          </draw:text-box>
        </draw:frame>
        <draw:rect draw:style-name="gr6" draw:text-style-name="P14" draw:layer="layout" svg:width="3.81cm" svg:height="1.27cm" svg:x="2.54cm" svg:y="10.16cm">
          <text:p text:style-name="P17">bc</text:p>
        </draw:rect>
        <draw:rect draw:style-name="gr3" draw:text-style-name="P14" draw:layer="layout" svg:width="4.445cm" svg:height="4.445cm" svg:x="9.525cm" svg:y="10.16cm">
          <text:p text:style-name="P1"/>
        </draw:rect>
        <draw:rect draw:style-name="gr3" draw:text-style-name="P14" draw:layer="layout" svg:width="4.445cm" svg:height="1.27cm" svg:x="18.415cm" svg:y="9.525cm">
          <text:p text:style-name="P1"/>
        </draw:rect>
        <draw:rect draw:style-name="gr3" draw:text-style-name="P14" draw:layer="layout" svg:width="4.445cm" svg:height="1.27cm" svg:x="18.415cm" svg:y="12.065cm">
          <text:p text:style-name="P1"/>
        </draw:rect>
        <draw:rect draw:style-name="gr7" draw:text-style-name="P14" draw:layer="layout" svg:width="4.445cm" svg:height="1.27cm" svg:x="18.415cm" svg:y="14.605cm">
          <text:p text:style-name="P1"/>
        </draw:rect>
        <draw:line draw:style-name="gr5" draw:text-style-name="P14" draw:layer="layout" svg:x1="6.35cm" svg:y1="10.795cm" svg:x2="9.525cm" svg:y2="10.795cm">
          <text:p text:style-name="P1"/>
        </draw:line>
        <draw:line draw:style-name="gr5" draw:text-style-name="P14" draw:layer="layout" svg:x1="13.97cm" svg:y1="10.795cm" svg:x2="18.415cm" svg:y2="10.16cm">
          <text:p text:style-name="P1"/>
        </draw:line>
        <draw:line draw:style-name="gr5" draw:text-style-name="P14" draw:layer="layout" svg:x1="13.97cm" svg:y1="12.065cm" svg:x2="18.415cm" svg:y2="12.7cm">
          <text:p text:style-name="P1"/>
        </draw:line>
        <draw:line draw:style-name="gr5" draw:text-style-name="P14" draw:layer="layout" svg:x1="20.32cm" svg:y1="12.065cm" svg:x2="20.32cm" svg:y2="10.795cm">
          <text:p text:style-name="P1"/>
        </draw:line>
        <draw:line draw:style-name="gr3" draw:text-style-name="P14" draw:layer="layout" svg:x1="9.525cm" svg:y1="10.16cm" svg:x2="13.97cm" svg:y2="14.605cm">
          <text:p text:style-name="P1"/>
        </draw:line>
        <draw:line draw:style-name="gr3" draw:text-style-name="P14" draw:layer="layout" svg:x1="13.97cm" svg:y1="10.16cm" svg:x2="9.525cm" svg:y2="14.605cm">
          <text:p text:style-name="P1"/>
        </draw:line>
        <draw:line draw:style-name="gr3" draw:text-style-name="P14" draw:layer="layout" svg:x1="18.415cm" svg:y1="9.525cm" svg:x2="22.86cm" svg:y2="10.795cm">
          <text:p text:style-name="P1"/>
        </draw:line>
        <draw:line draw:style-name="gr3" draw:text-style-name="P14" draw:layer="layout" svg:x1="18.415cm" svg:y1="10.795cm" svg:x2="22.86cm" svg:y2="9.525cm">
          <text:p text:style-name="P1"/>
        </draw:line>
        <draw:line draw:style-name="gr3" draw:text-style-name="P14" draw:layer="layout" svg:x1="18.415cm" svg:y1="12.065cm" svg:x2="22.86cm" svg:y2="13.335cm">
          <text:p text:style-name="P1"/>
        </draw:line>
        <draw:line draw:style-name="gr3" draw:text-style-name="P14" draw:layer="layout" svg:x1="18.415cm" svg:y1="13.335cm" svg:x2="22.86cm" svg:y2="12.065cm">
          <text:p text:style-name="P1"/>
        </draw:line>
        <draw:frame draw:style-name="gr2" draw:text-style-name="P19" draw:layer="layout" svg:width="3.245cm" svg:height="0.963cm" svg:x="19.05cm" svg:y="16.182cm">
          <draw:text-box>
            <text:p text:style-name="P18">(garbage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ark and Sweep Issu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6">Can handle circular data structures that are garbage.</text:p>
              </text:list-item>
            </text:list>
            <text:list text:style-name="L2">
              <text:list-item>
                <text:p text:style-name="P6">Takes a long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meta:creation-date>2007-09-09T14:43:05</meta:creation-date>
    <dc:creator>Peter Chapin</dc:creator>
    <dc:date>2008-09-29T13:16:51</dc:date>
    <dc:language>en-US</dc:language>
    <meta:editing-cycles>5</meta:editing-cycles>
    <meta:editing-duration>PT1H28M45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